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46.2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85.67mm"/>
    </style:style>
    <style:style style:name="co17" style:family="table-column">
      <style:table-column-properties fo:break-before="auto" style:column-width="64.96mm"/>
    </style:style>
    <style:style style:name="co18" style:family="table-column">
      <style:table-column-properties fo:break-before="auto" style:column-width="71.38mm"/>
    </style:style>
    <style:style style:name="co19" style:family="table-column">
      <style:table-column-properties fo:break-before="auto" style:column-width="50.39mm"/>
    </style:style>
    <style:style style:name="co20" style:family="table-column">
      <style:table-column-properties fo:break-before="auto" style:column-width="59.35mm"/>
    </style:style>
    <style:style style:name="co21" style:family="table-column">
      <style:table-column-properties fo:break-before="auto" style:column-width="41.15mm"/>
    </style:style>
    <style:style style:name="co22" style:family="table-column">
      <style:table-column-properties fo:break-before="auto" style:column-width="59.9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Equipement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Observation">
      <style:table-properties table:display="true" style:writing-mode="lr-tb"/>
    </style:style>
    <style:style style:name="ta7" style:family="table" style:master-page-name="PageStyle_5f_06_5f_Pointtopo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20_3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station</text:p>
          </table:table-cell>
          <table:table-cell office:value-type="string" calcext:value-type="string">
            <text:p>NO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local</text:p>
          </table:table-cell>
          <table:table-cell office:value-type="string" calcext:value-type="string">
            <text:p>NO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station</text:p>
          </table:table-cell>
          <table:table-cell office:value-type="string" calcext:value-type="string">
            <text:p>EQ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local</text:p>
          </table:table-cell>
          <table:table-cell office:value-type="string" calcext:value-type="string">
            <text:p>EQ2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<text:s/>VOIE ****************************************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S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ignement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urb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pareil de voi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pareil de dilatation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ée oblique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n de voie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eeMiseEn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Exploit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ite prop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te partage</text:p>
          </table:table-cell>
          <table:table-cell office:value-type="string" calcext:value-type="string">
            <text:p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ee routiere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anti-intrusion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ée piétonne</text:p>
          </table:table-cell>
          <table:table-cell office:value-type="string" calcext:value-type="string">
            <text:p>TP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Revet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ineral modulaire</text:p>
          </table:table-cell>
          <table:table-cell office:value-type="string" calcext:value-type="string">
            <text:p>M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eral non modulaire</text:p>
          </table:table-cell>
          <table:table-cell office:value-type="string" calcext:value-type="string">
            <text:p>N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égétalisé</text:p>
          </table:table-cell>
          <table:table-cell office:value-type="string" calcext:value-type="string">
            <text:p>V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llast</text:p>
          </table:table-cell>
          <table:table-cell office:value-type="string" calcext:value-type="string">
            <text:p>B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telage</text:p>
          </table:table-cell>
          <table:table-cell office:value-type="string" calcext:value-type="string">
            <text:p>P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# <text:s text:c="2"/>Appareil de voie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entet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Droite</text:p>
          </table:table-cell>
          <table:table-cell office:value-type="string" calcext:value-type="string">
            <text:p>D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uche</text:p>
          </table:table-cell>
          <table:table-cell office:value-type="string" calcext:value-type="string">
            <text:p>GA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métrique</text:p>
          </table:table-cell>
          <table:table-cell office:value-type="string" calcext:value-type="string">
            <text:p>SY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M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torisée</text:p>
          </table:table-cell>
          <table:table-cell office:value-type="string" calcext:value-type="string">
            <text:p>MOT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4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4" table:number-columns-repeated="5" table:default-cell-style-name="ce2"/>
        <table:table-column table:style-name="co7" table:number-columns-repeated="1015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s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BIV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ris modulaires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Sonorisati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meras zones de manoeuvr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HT</text:p>
          </table:table-cell>
          <table:table-cell office:value-type="string" calcext:value-type="string">
            <text:p>PH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- tableau DC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 au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général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armoire contrôle</text:p>
          </table:table-cell>
          <table:table-cell office:value-type="string" calcext:value-type="string">
            <text:p>PB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onduleurs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Equip sur quai - champs genera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Mise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eeV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Ser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Maintenan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Pann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Renouvell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Cli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us abri</text:p>
          </table:table-cell>
          <table:table-cell office:value-type="string" calcext:value-type="string">
            <text:p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pose</text:p>
          </table:table-cell>
          <table:table-cell office:value-type="string" calcext:value-type="string">
            <text:p>EX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B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ibiliteInform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ffici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Abris modula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Maintena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onoris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vSon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string" calcext:value-type="string">
            <text:p>B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duite</text:p>
          </table:table-cell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Brui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res efficace</text:p>
          </table:table-cell>
          <table:table-cell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fficace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efficace</text:p>
          </table:table-cell>
          <table:table-cell office:value-type="string" calcext:value-type="string">
            <text:p>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biliteInfo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Tres bonn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zonemanoeuv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Ca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x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oUtilis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nalogiq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vZo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ecte</text:p>
          </table:table-cell>
          <table:table-cell office:value-type="string" calcext:value-type="string">
            <text:p>C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adaptee</text:p>
          </table:table-cell>
          <table:table-cell office:value-type="string" calcext:value-type="string">
            <text:p>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eteImag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5">
        <table:table-column table:style-name="co1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4" table:number-columns-repeated="4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typenoeud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Lig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m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ien de pl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loca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6">
        <office:forms form:automatic-focus="false" form:apply-design-mode="false"/>
        <table:table-column table:style-name="co18" table:default-cell-style-name="ce2"/>
        <table:table-column table:style-name="co19" table:number-columns-repeated="7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<text:s text:c="16"/>voie - usure rail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Fatig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quat</text:p>
          </table:table-cell>
          <table:table-cell office:value-type="string" calcext:value-type="string">
            <text:p>SQ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ad Check</text:p>
          </table:table-cell>
          <table:table-cell office:value-type="string" calcext:value-type="string">
            <text:p>HD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égatif</text:p>
          </table:table-cell>
          <table:table-cell office:value-type="string" calcext:value-type="string">
            <text:p>N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s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Fatig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Vo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charg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Recharge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rniereporteu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Absent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reve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_fissur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a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ffa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ornie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ispari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form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rra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remonte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se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veget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on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a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pollu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v_decomposi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v_deform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equ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p_fissuration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fissurationgr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caniveaubouch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saf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as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qp_heurtoi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qp_taqu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qp_graisseurvo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Absen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# <text:s text:c="16"/>voie - etat appar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pp_coteprot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coteprotection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pointeaig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pointeaiguill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talonaig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talonaiguill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pointeco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pointecoeur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patteliev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pattelievr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capotprot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zonetransi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contrera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ouver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Eqt sur qu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Equip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es 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ectlocale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locali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ex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i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encerong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rongeurscom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ltrationeau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eextinct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contro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tes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pla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lanch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ssa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en fix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ce libr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eclai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lairagesec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risecour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eintur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dequipe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barette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ppareilmes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voi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pres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auxnorm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ffichagesynopt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lul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ules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yantten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ccessoirespos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typetransf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portescellu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er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ionga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presen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visuelta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p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ssie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disjon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sola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vivisu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gaineb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protecconta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intervde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foetat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plaqu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verro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antivi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acr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ruitanor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relaisprot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niveauhui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etatcab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genhomo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cab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foncfreqelev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vi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syno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cab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connex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suppo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ccess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specton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oxyd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vent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affi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docmaterie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1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" table:style-name="ta7">
        <office:forms form:automatic-focus="false" form:apply-design-mode="false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1" table:number-columns-repeated="11" table:default-cell-style-name="ce7"/>
        <table:table-column table:style-name="co7" table:number-columns-repeated="1010" table:default-cell-style-name="ce7"/>
        <table:table-row table:style-name="ro1">
          <table:table-cell table:style-name="ce6" office:value-type="string" calcext:value-type="string">
            <text:p>#VARIANTES</text:p>
          </table:table-cell>
          <table:table-cell table:style-name="ce6" table:number-columns-repeated="4"/>
          <table:table-cell table:style-name="ce6" office:value-type="string" calcext:value-type="string">
            <text:p>Lamia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#Nom_champ </text:p>
          </table:table-cell>
          <table:table-cell table:style-name="ce6" office:value-type="string" calcext:value-type="string">
            <text:p>Type postgis</text:p>
          </table:table-cell>
          <table:table-cell table:style-name="ce6" office:value-type="string" calcext:value-type="string">
            <text:p>Op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entfield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Stockage</text:p>
          </table:table-cell>
          <table:table-cell table:style-name="ce6" office:value-type="string" calcext:value-type="string">
            <text:p>Parentfielddependant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Voie 1 fil GAUCHE</text:p>
          </table:table-cell>
          <table:table-cell office:value-type="string" calcext:value-type="string">
            <text:p>V1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1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GAUCHE</text:p>
          </table:table-cell>
          <table:table-cell office:value-type="string" calcext:value-type="string">
            <text:p>V2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7:34:02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3_5f_Desordre" style:display-name="PageStyle_03_Desor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</meta:editing-cycles>
    <meta:creation-date>2019-04-16T08:05:59</meta:creation-date>
    <dc:date>2020-04-26T17:34:16.900000000</dc:date>
    <dc:language>fr-FR</dc:language>
    <meta:editing-duration>PT14S</meta:editing-duration>
    <meta:generator>LibreOffice/6.2.8.2$Windows_X86_64 LibreOffice_project/f82ddfca21ebc1e222a662a32b25c0c9d20169ee</meta:generator>
    <meta:document-statistic meta:table-count="7" meta:cell-count="12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